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e348d" officeooo:paragraph-rsid="00a2fa2e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28fdde" officeooo:paragraph-rsid="00a2fa2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104e24" officeooo:paragraph-rsid="00104e24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a3f674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a10c5c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a3f674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ejaVu Sans" fo:font-size="10pt" fo:font-weight="bold" officeooo:rsid="0034806d" officeooo:paragraph-rsid="00a2fa2e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820038" officeooo:paragraph-rsid="00a2fa2e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DejaVu Sans" fo:font-size="10pt" fo:font-weight="bold" officeooo:rsid="0017ecec" officeooo:paragraph-rsid="00a2fa2e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fo:font-weight="bold" officeooo:paragraph-rsid="00a2fa2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" fo:font-size="10pt" officeooo:rsid="00409e15" officeooo:paragraph-rsid="00a3f674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11a21e" officeooo:paragraph-rsid="00a10c5c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11a21e" officeooo:paragraph-rsid="00a5f230" style:font-size-asian="10pt" style:font-size-complex="10pt"/>
    </style:style>
    <style:style style:name="P1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10c5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2fa2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0pt" officeooo:rsid="008bf600" officeooo:paragraph-rsid="00920325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DejaVu Sans" fo:font-size="10pt" officeooo:rsid="008bf600" officeooo:paragraph-rsid="008bf600" style:font-size-asian="10pt" style:font-size-complex="10pt"/>
    </style:style>
    <style:style style:name="P22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4" style:family="paragraph" style:parent-style-name="Standard">
      <style:paragraph-properties fo:text-align="center" style:justify-single-word="false"/>
      <style:text-properties style:font-name="DejaVu Sans" officeooo:rsid="00104e24" officeooo:paragraph-rsid="00ac1ce6"/>
    </style:style>
    <style:style style:name="P2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dd4814" style:font-name="DejaVu Sans" fo:font-size="15pt" officeooo:rsid="009345b6" officeooo:paragraph-rsid="009345b6" style:font-size-asian="15pt" style:font-size-complex="15pt"/>
    </style:style>
    <style:style style:name="P27" style:family="paragraph" style:parent-style-name="Standard">
      <style:text-properties officeooo:paragraph-rsid="0039d1e3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b6a6b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920325"/>
    </style:style>
    <style:style style:name="P30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31" style:family="paragraph" style:parent-style-name="Standard">
      <style:text-properties officeooo:paragraph-rsid="00bf48ef"/>
    </style:style>
    <style:style style:name="P32" style:family="paragraph" style:parent-style-name="Standard">
      <style:paragraph-properties fo:padding="0.049cm" fo:border-left="none" fo:border-right="none" fo:border-top="none" fo:border-bottom="0.06pt solid #b84700" style:shadow="none"/>
      <style:text-properties style:font-name="DejaVu Sans" fo:font-size="14pt" fo:font-weight="normal" officeooo:rsid="00453134" officeooo:paragraph-rsid="00a10c5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padding="0.049cm" fo:border-left="none" fo:border-right="none" fo:border-top="none" fo:border-bottom="0.06pt solid #b84700" style:shadow="none"/>
      <style:text-properties officeooo:paragraph-rsid="00a2fa2e"/>
    </style:style>
    <style:style style:name="P34" style:family="paragraph" style:parent-style-name="Table_20_Contents" style:list-style-name="L1">
      <style:text-properties style:font-name="DejaVu Sans" fo:font-size="10pt" fo:font-weight="normal" officeooo:rsid="0017ecec" officeooo:paragraph-rsid="00a2fa2e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36a077" officeooo:paragraph-rsid="00a2fa2e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9cde8" officeooo:paragraph-rsid="00a2fa2e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5345e9" officeooo:paragraph-rsid="00a2fa2e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1e348d" officeooo:paragraph-rsid="00a2fa2e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1fa591" officeooo:paragraph-rsid="00a2fa2e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170600" officeooo:paragraph-rsid="00a2fa2e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5aa725" officeooo:paragraph-rsid="00a2fa2e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2a1fa2" officeooo:paragraph-rsid="00a2fa2e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paragraph-rsid="00a2fa2e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a904e" officeooo:paragraph-rsid="00a2fa2e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816d5b" officeooo:paragraph-rsid="00a2fa2e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1c541a" officeooo:paragraph-rsid="00a2fa2e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224e37" officeooo:paragraph-rsid="00a2fa2e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text-properties style:font-name="DejaVu Sans" fo:font-size="10pt" fo:font-weight="normal" officeooo:rsid="004fd2fd" officeooo:paragraph-rsid="00a2fa2e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4dfcd2" officeooo:paragraph-rsid="00a2fa2e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71b6ad" officeooo:paragraph-rsid="00a2fa2e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style:font-name="DejaVu Sans" fo:font-size="10pt" officeooo:paragraph-rsid="00a3f674" style:font-size-asian="10pt" style:font-size-complex="10pt"/>
    </style:style>
    <style:style style:name="P52" style:family="paragraph" style:parent-style-name="Table_20_Contents">
      <style:text-properties style:font-name="DejaVu Sans" fo:font-size="10pt" officeooo:rsid="00409e15" officeooo:paragraph-rsid="00bf48ef" style:font-size-asian="10pt" style:font-size-complex="10pt"/>
    </style:style>
    <style:style style:name="P53" style:family="paragraph" style:parent-style-name="Table_20_Contents">
      <style:text-properties style:font-name="DejaVu Sans" fo:font-size="10pt" officeooo:paragraph-rsid="00bf48ef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a3f674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b7c4b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bf48ef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bf48ef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DejaVu Sans" fo:font-size="10pt" fo:font-style="normal" officeooo:paragraph-rsid="00b7c4b1" style:font-size-asian="10pt" style:font-style-asian="normal" style:font-size-complex="10pt" style:font-style-complex="normal"/>
    </style:style>
    <style:style style:name="P59" style:family="paragraph" style:parent-style-name="Table_20_Contents">
      <style:text-properties style:font-name="DejaVu Sans" fo:font-size="10pt" fo:font-style="normal" officeooo:paragraph-rsid="00bf48ef" style:font-size-asian="10pt" style:font-style-asian="normal" style:font-size-complex="10pt" style:font-style-complex="normal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8220f4"/>
    </style:style>
    <style:style style:name="T18" style:family="text">
      <style:text-properties officeooo:rsid="008722f1"/>
    </style:style>
    <style:style style:name="T19" style:family="text">
      <style:text-properties officeooo:rsid="00879dc9"/>
    </style:style>
    <style:style style:name="T20" style:family="text">
      <style:text-properties officeooo:rsid="001e348d"/>
    </style:style>
    <style:style style:name="T21" style:family="text">
      <style:text-properties officeooo:rsid="008a94eb"/>
    </style:style>
    <style:style style:name="T22" style:family="text">
      <style:text-properties officeooo:rsid="00925099"/>
    </style:style>
    <style:style style:name="T23" style:family="text">
      <style:text-properties officeooo:rsid="0099e885"/>
    </style:style>
    <style:style style:name="T24" style:family="text">
      <style:text-properties officeooo:rsid="00a5310e"/>
    </style:style>
    <style:style style:name="T25" style:family="text">
      <style:text-properties officeooo:rsid="00a94ea5"/>
    </style:style>
    <style:style style:name="T26" style:family="text">
      <style:text-properties fo:color="#b84700"/>
    </style:style>
    <style:style style:name="T27" style:family="text">
      <style:text-properties fo:color="#b84700" style:font-name="DejaVu Sans" fo:font-size="14pt" fo:font-weight="normal" officeooo:rsid="00453134" style:font-size-asian="14pt" style:font-weight-asian="normal" style:font-size-complex="14pt" style:font-weight-complex="normal"/>
    </style:style>
    <style:style style:name="T28" style:family="text">
      <style:text-properties officeooo:rsid="00ac1ce6"/>
    </style:style>
    <style:style style:name="T29" style:family="text">
      <style:text-properties fo:color="#dd4814" fo:font-size="16pt" fo:font-weight="normal" officeooo:rsid="00ac1ce6" style:font-size-asian="16pt" style:font-weight-asian="normal" style:font-size-complex="16pt" style:font-weight-complex="normal"/>
    </style:style>
    <style:style style:name="T30" style:family="text">
      <style:text-properties fo:color="#dd4814" fo:font-size="16pt" fo:font-weight="normal" officeooo:rsid="00b501e9" style:font-size-asian="16pt" style:font-weight-asian="normal" style:font-size-complex="16pt" style:font-weight-complex="normal"/>
    </style:style>
    <style:style style:name="T31" style:family="text">
      <style:text-properties officeooo:rsid="00b09dc3"/>
    </style:style>
    <style:style style:name="T32" style:family="text">
      <style:text-properties style:use-window-font-color="true" style:font-name="DejaVu Sans" fo:font-size="10pt" fo:font-weight="normal" officeooo:rsid="00a94ea5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DejaVu Sans" fo:font-size="10pt" fo:font-weight="normal" officeooo:rsid="00104e24" style:font-size-asian="10pt" style:font-weight-asian="normal" style:font-size-complex="10pt" style:font-weight-complex="normal"/>
    </style:style>
    <style:style style:name="T34" style:family="text">
      <style:text-properties officeooo:rsid="00b7c4b1"/>
    </style:style>
    <style:style style:name="T35" style:family="text">
      <style:text-properties officeooo:rsid="00bd5f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0">Alain DRILLON</text:p>
            <text:p text:style-name="P28"><text:span text:style-name="T31">18 ans</text:span></text:p>
            <text:p text:style-name="P20">7 Route du Beau Soleil</text:p>
            <text:p text:style-name="P20">13016 Marseille</text:p>
            <text:p text:style-name="P4">Tél : 06 51 16 33 57</text:p>
            <text:p text:style-name="P29"><text:span text:style-name="T32">E-mail : </text:span><text:span text:style-name="T33">alaindrillon@myopera.com</text:span></text:p>
          </table:table-cell>
          <table:table-cell table:style-name="Tableau4.B1" office:value-type="string">
            <text:p text:style-name="P21"/>
          </table:table-cell>
        </table:table-row>
      </table:table>
      <text:p text:style-name="P5"/>
      <text:p text:style-name="P5"/>
      <text:p text:style-name="P24"><text:span text:style-name="T29">DEMANDE DE STAGE DU 15 AVRIL AU 20 JUIN 201</text:span><text:span text:style-name="T30">4</text:span></text:p>
      <text:p text:style-name="P26"/>
      <text:p text:style-name="P23"/>
      <text:p text:style-name="P17">FORMATION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2012-2014</text:p>
          </table:table-cell>
          <table:table-cell table:style-name="Tableau1.A1" office:value-type="string">
            <text:p text:style-name="P15">DUT Informatique<text:span text:style-name="T15"> –</text:span><text:span text:style-name="T22"> 2ème année en cours</text:span></text:p>
            <text:p text:style-name="P16"><text:span text:style-name="T22">IUT Aix-Marseille </text:span><text:span text:style-name="T24">Université </text:span><text:span text:style-name="T22">–</text:span><text:span text:style-name="T23"> Aix-en-Provence</text:span></text:p>
          </table:table-cell>
        </table:table-row>
        <table:table-row>
          <table:table-cell table:style-name="Tableau1.A1" office:value-type="string">
            <text:p text:style-name="P7">2012</text:p>
          </table:table-cell>
          <table:table-cell table:style-name="Tableau1.A1" office:value-type="string">
            <text:p text:style-name="P15">Baccalauréat Scientifique spécialité Sciences de l'Ingénieur <text:span text:style-name="T22">- </text:span>mention Assez Bien</text:p>
            <text:p text:style-name="P15"><text:span text:style-name="T22">Lycée Rempart </text:span><text:span text:style-name="T23">- Marseille</text:span></text:p>
          </table:table-cell>
        </table:table-row>
      </table:table>
      <text:p text:style-name="P18"/>
      <text:p text:style-name="P32"><text:span text:style-name="T26">COMPÉTENCES</text:span></text:p>
      <text:p text:style-name="P2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Langages de programmation</text:p>
            <text:list xml:id="list2621751781939853219" text:style-name="L1">
              <text:list-item>
                <text:p text:style-name="P34">C/C++</text:p>
              </text:list-item>
              <text:list-item>
                <text:p text:style-name="P34">C#</text:p>
              </text:list-item>
              <text:list-item>
                <text:p text:style-name="P34">Java</text:p>
              </text:list-item>
              <text:list-item>
                <text:p text:style-name="P35">Assembleur MIPS</text:p>
              </text:list-item>
            </text:list>
          </table:table-cell>
          <table:table-cell table:style-name="Tableau2.A1" office:value-type="string">
            <text:p text:style-name="P1"><text:span text:style-name="T17">Langages </text:span>Web</text:p>
            <text:list xml:id="list832912760" text:continue-numbering="true" text:style-name="L1">
              <text:list-item>
                <text:p text:style-name="P36">HTML5/CSS3</text:p>
              </text:list-item>
              <text:list-item>
                <text:p text:style-name="P36">JavaScript</text:p>
              </text:list-item>
              <text:list-item>
                <text:p text:style-name="P36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">Réseaux</text:p>
            <text:list xml:id="list945641339" text:continue-numbering="true" text:style-name="L1">
              <text:list-item>
                <text:p text:style-name="P37">LAN <text:span text:style-name="T21">et </text:span><text:span text:style-name="T20">TCP/IP</text:span></text:p>
              </text:list-item>
              <text:list-item>
                <text:p text:style-name="P38">Modèle OSI</text:p>
              </text:list-item>
              <text:list-item>
                <text:p text:style-name="P39">Routeurs CISCO</text:p>
              </text:list-item>
            </text:list>
          </table:table-cell>
          <table:table-cell table:style-name="Tableau2.A1" office:value-type="string">
            <text:p text:style-name="P13"><text:span text:style-name="T1">Systèmes </text:span><text:span text:style-name="T2">d'exploitation</text:span></text:p>
            <text:list xml:id="list1445502622" text:continue-numbering="true" text:style-name="L1">
              <text:list-item>
                <text:p text:style-name="P40">GNU/Linux (Ubuntu/Mint/Arch/Gentoo)</text:p>
              </text:list-item>
              <text:list-item>
                <text:p text:style-name="P40">Windows <text:span text:style-name="T13">95/98/</text:span>XP/<text:span text:style-name="T14">Vista/</text:span>7</text:p>
              </text:list-item>
              <text:list-item>
                <text:p text:style-name="P41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3">Bases de données</text:p>
            <text:list xml:id="list1545257187" text:continue-numbering="true" text:style-name="L1">
              <text:list-item>
                <text:p text:style-name="P42">Oracle DB</text:p>
              </text:list-item>
              <text:list-item>
                <text:p text:style-name="P43"><text:span text:style-name="T3">SQL</text:span><text:span text:style-name="T4"> et SQL*Plus</text:span></text:p>
              </text:list-item>
              <text:list-item>
                <text:p text:style-name="P42">PL/SQL</text:p>
              </text:list-item>
            </text:list>
          </table:table-cell>
          <table:table-cell table:style-name="Tableau2.A1" office:value-type="string">
            <text:p text:style-name="P11">Frameworks</text:p>
            <text:list xml:id="list1868871684" text:continue-numbering="true" text:style-name="L1">
              <text:list-item>
                <text:p text:style-name="P34">Microsoft .NET</text:p>
              </text:list-item>
              <text:list-item>
                <text:p text:style-name="P34">Swing (Java)</text:p>
              </text:list-item>
              <text:list-item>
                <text:p text:style-name="P44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10">Environnements de développement</text:p>
            <text:list xml:id="list829605345" text:continue-numbering="true" text:style-name="L1">
              <text:list-item>
                <text:p text:style-name="P45">Vim</text:p>
              </text:list-item>
              <text:list-item>
                <text:p text:style-name="P36">Eclipse</text:p>
              </text:list-item>
              <text:list-item>
                <text:p text:style-name="P36">Visual Studio</text:p>
              </text:list-item>
              <text:list-item>
                <text:p text:style-name="P46">Oracle SQL Developer</text:p>
              </text:list-item>
            </text:list>
          </table:table-cell>
          <table:table-cell table:style-name="Tableau2.A1" office:value-type="string">
            <text:p text:style-name="P12">Outils</text:p>
            <text:list xml:id="list523618157" text:continue-numbering="true" text:style-name="L1">
              <text:list-item>
                <text:p text:style-name="P47">CISCO Network <text:span text:style-name="T18">Assi</text:span><text:span text:style-name="T19">s</text:span><text:span text:style-name="T18">tant</text:span></text:p>
              </text:list-item>
              <text:list-item>
                <text:p text:style-name="P48">Wireshark</text:p>
              </text:list-item>
              <text:list-item>
                <text:p text:style-name="P46">MarsMIPS</text:p>
              </text:list-item>
              <text:list-item>
                <text:p text:style-name="P49">TkGate</text:p>
              </text:list-item>
              <text:list-item>
                <text:p text:style-name="P50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9">Langues</text:p>
            <text:list xml:id="list1938985822" text:continue-numbering="true" text:style-name="L1">
              <text:list-item>
                <text:p text:style-name="P36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9"/>
          </table:table-cell>
        </table:table-row>
      </table:table>
      <text:p text:style-name="P19"/>
      <text:p text:style-name="P33"><text:span text:style-name="T27">LOISIRS ET CENTRES D'INTÉRÊT</text:span></text:p>
      <text:p text:style-name="P2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7">Sciences</text:p>
          </table:table-cell>
          <table:table-cell table:style-name="Tableau3.A1" office:value-type="string">
            <text:p text:style-name="P52">Nouvelles technologies, programmation, électronique</text:p>
          </table:table-cell>
        </table:table-row>
        <table:table-row>
          <table:table-cell table:style-name="Tableau3.A1" office:value-type="string">
            <text:p text:style-name="P56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53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  <table:table-row>
          <table:table-cell table:style-name="Tableau3.A1" office:value-type="string">
            <text:p text:style-name="P56"><text:span text:style-name="T34">Projets</text:span></text:p>
          </table:table-cell>
          <table:table-cell table:style-name="Tableau3.A1" office:value-type="string">
            <text:p text:style-name="P59"><text:span text:style-name="T34">GitHub : http://github.com/Silencement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17T11:54:42</dc:date>
    <dc:creator>Alain </dc:creator>
    <meta:editing-duration>PT3H24M23S</meta:editing-duration>
    <meta:editing-cycles>161</meta:editing-cycles>
    <meta:generator>LibreOffice/4.0.2.2$Linux_X86_64 LibreOffice_project/400m0$Build-2</meta:generator>
    <meta:document-statistic meta:table-count="4" meta:image-count="0" meta:object-count="0" meta:page-count="1" meta:paragraph-count="60" meta:word-count="175" meta:character-count="1074" meta:non-whitespace-character-count="986"/>
  </office:meta>
</office:document-meta>
</file>